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" draw:fill="solid" draw:fill-color="#ffffcc" draw:textarea-horizontal-align="left" draw:textarea-vertical-align="middle" fo:padding-left="0.254cm"/>
    </style:style>
    <style:style style:name="gr3" style:family="graphic" style:parent-style-name="standard">
      <style:graphic-properties draw:fill="solid" draw:fill-color="#ffffcc" draw:textarea-horizontal-align="left" draw:textarea-vertical-align="middle"/>
    </style:style>
    <style:style style:name="gr4" style:family="graphic" style:parent-style-name="standard">
      <style:graphic-properties draw:fill="solid" draw:fill-color="#ffffcc" draw:textarea-horizontal-align="center" draw:textarea-vertical-align="bottom"/>
    </style:style>
    <style:style style:name="gr5" style:family="graphic" style:parent-style-name="standard">
      <style:graphic-properties draw:marker-end="Arrowheads_20_1" draw:marker-end-width="0.3cm" draw:fill="solid" draw:fill-color="#ffffc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.715cm" svg:height="1.27cm" svg:x="0.12cm" svg:y="0.16cm">
          <text:p text:style-name="P1"><text:span text:style-name="T1">ClientArticleSegmentGrou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6.715cm" svg:height="1.27cm" svg:x="0.12cm" svg:y="2.96cm">
          <text:p text:style-name="P1"><text:span text:style-name="T1">ArticleSegmentGro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6.715cm" svg:height="1.27cm" svg:x="0.12cm" svg:y="5.76cm">
          <text:p text:style-name="P1"><text:span text:style-name="T1">ArticleProductTypeClassGro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6.715cm" svg:height="1.27cm" svg:x="0.12cm" svg:y="8.56cm">
          <text:p text:style-name="P1"><text:span text:style-name="T1">ArticleCarr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6.715cm" svg:height="1.27cm" svg:x="8.42cm" svg:y="8.56cm">
          <text:p text:style-name="P1"><text:span text:style-name="T1">Artic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477cm" svg:y1="1.43cm" svg:x2="3.477cm" svg:y2="2.96cm" draw:start-shape="id1" draw:start-glue-point="2" draw:end-shape="id2" draw:end-glue-point="0">
          <text:p text:style-name="P1"><text:span text:style-name="T1"><text:s text:c="2"/></text:span><text:span text:style-name="T1">1</text:span></text:p>
          <text:p text:style-name="P1"><text:span text:style-name="T1"/></text:p>
          <text:p text:style-name="P1"><text:span text:style-name="T1"><text:s text:c="2"/></text:span><text:span text:style-name="T1">*</text:span></text:p>
        </draw:connector>
        <draw:connector draw:style-name="gr3" draw:text-style-name="P2" draw:layer="layout" svg:x1="3.477cm" svg:y1="4.23cm" svg:x2="3.477cm" svg:y2="5.76cm" draw:start-shape="id2" draw:start-glue-point="2" draw:end-shape="id3" draw:end-glue-point="0">
          <text:p text:style-name="P1"><text:span text:style-name="T1"><text:s text:c="2"/></text:span><text:span text:style-name="T1">1</text:span></text:p>
          <text:p text:style-name="P1"><text:span text:style-name="T1"/></text:p>
          <text:p text:style-name="P1"><text:span text:style-name="T1"><text:s text:c="2"/></text:span><text:span text:style-name="T1">*</text:span></text:p>
        </draw:connector>
        <draw:connector draw:style-name="gr3" draw:text-style-name="P2" draw:layer="layout" svg:x1="3.477cm" svg:y1="7.03cm" svg:x2="3.477cm" svg:y2="8.56cm" draw:start-shape="id3" draw:start-glue-point="2" draw:end-shape="id4" draw:end-glue-point="0">
          <text:p text:style-name="P1"><text:span text:style-name="T1"><text:s text:c="2"/></text:span><text:span text:style-name="T1">1</text:span></text:p>
          <text:p text:style-name="P1"><text:span text:style-name="T1"/></text:p>
          <text:p text:style-name="P1"><text:span text:style-name="T1"><text:s text:c="2"/></text:span><text:span text:style-name="T1">*</text:span></text:p>
        </draw:connector>
        <draw:connector draw:style-name="gr4" draw:text-style-name="P2" draw:layer="layout" svg:x1="6.835cm" svg:y1="9.195cm" svg:x2="8.42cm" svg:y2="9.195cm" draw:start-shape="id4" draw:start-glue-point="1" draw:end-shape="id5">
          <text:p text:style-name="P1"><text:span text:style-name="T1">1 <text:s text:c="3"/>1</text:span></text:p>
        </draw:connector>
        <draw:custom-shape draw:style-name="gr1" draw:text-style-name="P2" draw:id="id6" draw:layer="layout" svg:width="6.715cm" svg:height="1.27cm" svg:x="8.39cm" svg:y="2.96cm">
          <text:p text:style-name="P1"><text:span text:style-name="T1">Segmen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835cm" svg:y1="3.595cm" svg:x2="8.39cm" svg:y2="3.595cm" draw:start-shape="id2" draw:start-glue-point="1" draw:end-shape="id6">
          <text:p text:style-name="P1"><text:span text:style-name="T1">1 <text:s text:c="3"/>1</text:span></text:p>
        </draw:connector>
        <draw:custom-shape draw:style-name="gr1" draw:text-style-name="P2" draw:id="id7" draw:layer="layout" svg:width="6.715cm" svg:height="1.27cm" svg:x="8.391cm" svg:y="5.76cm">
          <text:p text:style-name="P1"><text:span text:style-name="T1">Class (extending ProductType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835cm" svg:y1="6.395cm" svg:x2="8.391cm" svg:y2="6.395cm" draw:start-shape="id3" draw:start-glue-point="1" draw:end-shape="id7" draw:end-glue-point="3">
          <text:p text:style-name="P1"><text:span text:style-name="T1">1 <text:s text:c="3"/>1</text:span></text:p>
        </draw:connector>
        <draw:custom-shape draw:style-name="gr1" draw:text-style-name="P2" draw:id="id8" draw:layer="layout" svg:width="6.715cm" svg:height="1.27cm" svg:x="8.321cm" svg:y="0.16cm">
          <text:p text:style-name="P1"><text:span text:style-name="T1">ArticleSegmentGroup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835cm" svg:y1="0.795cm" svg:x2="8.321cm" svg:y2="0.795cm" draw:start-shape="id1" draw:start-glue-point="1" draw:end-shape="id8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15.24cm" fo:page-height="10.1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o Schulze</meta:initial-creator>
    <meta:creation-date>2006-11-25T20:31:36</meta:creation-date>
    <dc:creator>Marco Schulze</dc:creator>
    <dc:date>2006-11-25T21:46:23</dc:date>
    <dc:language>en-US</dc:language>
    <meta:editing-cycles>8</meta:editing-cycles>
    <meta:editing-duration>PT57M47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